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Nod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Factory.getIte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Factory.SourceNod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urceNodeFactory.buildItem( Session session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